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45d6"/>
    </style:style>
    <style:style style:name="P2" style:family="paragraph" style:parent-style-name="Standard">
      <style:text-properties officeooo:rsid="000345d6" officeooo:paragraph-rsid="000345d6"/>
    </style:style>
    <style:style style:name="P3" style:family="paragraph" style:parent-style-name="Standard">
      <style:text-properties officeooo:rsid="000345d6" officeooo:paragraph-rsid="00061e1c"/>
    </style:style>
    <style:style style:name="P4" style:family="paragraph" style:parent-style-name="Standard">
      <style:text-properties officeooo:rsid="000345d6" officeooo:paragraph-rsid="00074283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fe7f5"/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solid" draw:fill-color="#cfe7f5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solid" draw:fill-color="#cfe7f5"/>
      <style:text-properties fo:font-size="8pt" style:font-size-asian="8pt" style:font-size-complex="8pt"/>
    </style:style>
    <style:style style:name="P11" style:family="paragraph">
      <style:text-properties fo:font-size="12pt"/>
    </style:style>
    <style:style style:name="P12" style:family="paragraph">
      <loext:graphic-properties draw:fill="solid" draw:fill-color="#cfe7f5"/>
      <style:text-properties fo:font-size="12pt"/>
    </style:style>
    <style:style style:name="P13" style:family="paragraph">
      <style:text-properties style:font-name="F" fo:font-size="12pt"/>
    </style:style>
    <style:style style:name="P14" style:family="paragraph">
      <loext:graphic-properties draw:fill="solid" draw:fill-color="#cfe7f5"/>
      <style:text-properties style:font-name="F" fo:font-size="12pt"/>
    </style:style>
    <style:style style:name="P15" style:family="paragraph">
      <loext:graphic-properties draw:fill="solid" draw:fill-color="#cfe7f5"/>
      <style:text-properties fo:font-size="13pt" style:font-size-asian="13pt" style:font-size-complex="13pt"/>
    </style:style>
    <style:style style:name="P16" style:family="paragraph">
      <loext:graphic-properties draw:fill="bitmap" draw:fill-image-name="Empty"/>
      <style:paragraph-properties fo:text-align="center"/>
    </style:style>
    <style:style style:name="T1" style:family="text">
      <style:text-properties officeooo:rsid="00074283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F" fo:font-size="12pt"/>
    </style:style>
    <style:style style:name="gr1" style:family="graphic">
      <style:graphic-properties draw:fill="solid" draw:fill-color="#cfe7f5" draw:textarea-horizontal-align="justify" draw:textarea-vertical-align="middle" draw:auto-grow-height="false" fo:min-height="2.711cm" fo:min-width="2.7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fill="solid" draw:fill-color="#cfe7f5" draw:textarea-horizontal-align="justify" draw:textarea-vertical-align="middle" draw:auto-grow-height="false" fo:min-height="0.688cm" fo:min-width="3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fill="solid" draw:fill-color="#cfe7f5" draw:textarea-horizontal-align="justify" draw:textarea-vertical-align="middle" draw:auto-grow-height="false" fo:min-height="0.688cm" fo:min-width="3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fill="solid" draw:fill-color="#cfe7f5" draw:textarea-horizontal-align="justify" draw:textarea-vertical-align="middle" draw:auto-grow-height="false" fo:min-height="1.136cm" fo:min-width="2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fill="solid" draw:fill-color="#cfe7f5" draw:textarea-horizontal-align="justify" draw:textarea-vertical-align="middle" draw:auto-grow-height="false" fo:min-height="0.857cm" fo:min-width="2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fill="solid" draw:fill-color="#cfe7f5" draw:textarea-horizontal-align="justify" draw:textarea-vertical-align="middle" draw:auto-grow-height="false" fo:min-height="0.926cm" fo:min-width="2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1" draw:fill="solid" draw:fill-color="#cfe7f5" draw:textarea-horizontal-align="justify" draw:textarea-vertical-align="middle" draw:auto-grow-height="false" fo:min-height="0.492cm" fo:min-width="2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Arrowheads_20_1" draw:fill="solid" draw:fill-color="#cfe7f5" draw:textarea-horizontal-align="justify" draw:textarea-vertical-align="middle" draw:auto-grow-height="false" fo:min-height="0.773cm" fo:min-width="1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heads_20_1" draw:fill="solid" draw:fill-color="#cfe7f5" draw:textarea-horizontal-align="justify" draw:textarea-vertical-align="middle" draw:auto-grow-height="false" fo:min-height="0.845cm" fo:min-width="2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heads_20_1" draw:fill="solid" draw:fill-color="#cfe7f5" draw:textarea-horizontal-align="justify" draw:textarea-vertical-align="middle" draw:auto-grow-height="false" fo:min-height="0.587cm" fo:min-width="2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Arrowheads_20_1" draw:fill="solid" draw:fill-color="#cfe7f5" draw:textarea-horizontal-align="justify" draw:textarea-vertical-align="middle" draw:auto-grow-height="false" fo:min-height="0.63cm" fo:min-width="3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Arrowheads_20_1" draw:fill="solid" draw:fill-color="#cfe7f5" draw:textarea-horizontal-align="justify" draw:textarea-vertical-align="middle" draw:auto-grow-height="false" fo:min-height="2.291cm" fo:min-width="2.1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end="" draw:fill="bitmap" draw:fill-image-name="Empty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Arrowheads_20_2" draw:fill="bitmap" draw:fill-image-name="Empty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6" svg:width="3.934cm" svg:height="3.834cm" svg:x="6.985cm" svg:y="-1.692cm"><text:p text:style-name="P5"><text:span text:style-name="T2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13" draw:style-name="gr13" draw:text-style-name="P16" svg:x1="6.985cm" svg:y1="0.24cm" svg:x2="3.457cm" svg:y2="0.24cm"><text:p/></draw:line><draw:line text:anchor-type="paragraph" draw:z-index="13" draw:style-name="gr13" draw:text-style-name="P16" svg:x1="10.918cm" svg:y1="0.266cm" svg:x2="14.873cm" svg:y2="0.252cm"><text:p/></draw:line><draw:line text:anchor-type="paragraph" draw:z-index="14" draw:name="Shape14" draw:style-name="gr14" draw:text-style-name="P16" svg:x1="3.457cm" svg:y1="0.24cm" svg:x2="3.436cm" svg:y2="2.157cm"><text:p/></draw:line><draw:line text:anchor-type="paragraph" draw:z-index="15" draw:name="Shape15" draw:style-name="gr14" draw:text-style-name="P16" svg:x1="14.873cm" svg:y1="0.252cm" svg:x2="14.88cm" svg:y2="2.344cm"><text:p/></draw:line></text:p>
      <text:p text:style-name="P1"/>
      <text:p text:style-name="P1"/>
      <text:p text:style-name="P1"/>
      <text:p text:style-name="P1"><draw:custom-shape text:anchor-type="paragraph" draw:z-index="1" draw:name="Shape2" draw:style-name="gr2" draw:text-style-name="P8" svg:width="5.137cm" svg:height="1.091cm" svg:x="0.374cm" svg:y="0.21cm"><text:p><text:s text:c="3"/><text:span text:style-name="T3">ULTRASONIC</text:span></text:p><text:p text:style-name="P7"><text:span text:style-name="T3"><text:s text:c="5"/></text:span><text:span text:style-name="T3">SENSOR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4" draw:style-name="gr3" draw:text-style-name="P10" svg:width="5.418cm" svg:height="1.091cm" svg:x="12.047cm" svg:y="0.397cm"><text:p text:style-name="P9"><text:span text:style-name="T3"><text:s text:c="3"/></text:span><text:span text:style-name="T3">SOIL </text:span><text:span text:style-name="T3">MOISTURE</text:span></text:p><text:p text:style-name="P9"><text:span text:style-name="T3"><text:s text:c="8"/></text:span><text:span text:style-name="T3">SENSOR <text:s text:c="2"/>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><draw:line text:anchor-type="paragraph" draw:z-index="16" draw:name="Shape16" draw:style-name="gr14" draw:text-style-name="P16" svg:x1="2.785cm" svg:y1="0.448cm" svg:x2="2.759cm" svg:y2="1.136cm"><text:p/></draw:line></text:p>
      <text:p text:style-name="P1"><draw:line text:anchor-type="paragraph" draw:z-index="17" draw:name="Shape17" draw:style-name="gr14" draw:text-style-name="P16" svg:x1="14.373cm" svg:y1="0.026cm" svg:x2="14.347cm" svg:y2="1.023cm"><text:p/></draw:line></text:p>
      <text:p text:style-name="P1"><draw:custom-shape text:anchor-type="paragraph" draw:z-index="3" draw:name="Shape3" draw:style-name="gr4" draw:text-style-name="P12" svg:width="5.511cm" svg:height="2.273cm" svg:x="0.03cm" svg:y="0.162cm"><text:p text:style-name="P11"><text:span text:style-name="T4">WATER </text:span><text:span text:style-name="T4">LEVEL</text:span></text:p><text:p text:style-name="P11"><text:span text:style-name="T4">DETECTIO</text:span><text:span text:style-name="T4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4" draw:name="Shape5" draw:style-name="gr5" draw:text-style-name="P8" svg:width="4.763cm" svg:height="1.712cm" svg:x="11.986cm" svg:y="0.049cm"><text:p>MOISTURE </text:p><text:p><text:s/>DETECTION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><draw:line text:anchor-type="paragraph" draw:z-index="22" draw:name="Shape21" draw:style-name="gr14" draw:text-style-name="P16" svg:x1="13.448cm" svg:y1="0.474cm" svg:x2="12.707cm" svg:y2="2.485cm"><text:p/></draw:line></text:p>
      <text:p text:style-name="P1"><draw:line text:anchor-type="paragraph" draw:z-index="18" draw:name="Shape18" draw:style-name="gr14" draw:text-style-name="P16" svg:x1="3.632cm" svg:y1="0.226cm" svg:x2="4.585cm" svg:y2="1.946cm"><text:p/></draw:line><draw:line text:anchor-type="paragraph" draw:z-index="19" draw:style-name="gr14" draw:text-style-name="P16" svg:x1="1.833cm" svg:y1="0.226cm" svg:x2="0.986cm" svg:y2="2.131cm"><text:p/></draw:line><draw:line text:anchor-type="paragraph" draw:z-index="23" draw:name="Shape22" draw:style-name="gr14" draw:text-style-name="P16" svg:x1="15.353cm" svg:y1="0.041cm" svg:x2="15.988cm" svg:y2="1.946cm"><text:p/></draw:line></text:p>
      <text:p text:style-name="P1"/>
      <text:p text:style-name="P1"/>
      <text:p text:style-name="P1"/>
      <text:p text:style-name="P4"><draw:line text:anchor-type="paragraph" draw:z-index="25" draw:name="Shape24" draw:style-name="gr14" draw:text-style-name="P16" svg:x1="16.199cm" svg:y1="0.448cm" svg:x2="16.173cm" svg:y2="1.522cm"><text:p/></draw:line>IF CORRECT <text:s text:c="14"/>IF HIGH <text:s text:c="56"/>NORMAL <text:s text:c="19"/>IF L<text:span text:style-name="T1">OW</text:span></text:p>
      <text:p text:style-name="P4"><draw:line text:anchor-type="paragraph" draw:z-index="20" draw:name="Shape19" draw:style-name="gr14" draw:text-style-name="P16" svg:x1="0.96cm" svg:y1="0.12cm" svg:x2="0.907cm" svg:y2="0.94cm"><text:p/></draw:line><draw:line text:anchor-type="paragraph" draw:z-index="21" draw:name="Shape20" draw:style-name="gr14" draw:text-style-name="P16" svg:x1="4.822cm" svg:y1="0.12cm" svg:x2="4.822cm" svg:y2="1.718cm"><text:p/></draw:line><draw:line text:anchor-type="paragraph" draw:z-index="24" draw:name="Shape23" draw:style-name="gr14" draw:text-style-name="P16" svg:x1="12.39cm" svg:y1="0.014cm" svg:x2="12.39cm" svg:y2="1.028cm"><text:p/></draw:line> <text:s text:c="62"/></text:p>
      <text:p text:style-name="P2"><draw:custom-shape text:anchor-type="paragraph" draw:z-index="5" draw:name="Shape6" draw:style-name="gr6" draw:text-style-name="P8" svg:width="2.832cm" svg:height="1.308cm" svg:x="-0.834cm" svg:y="0.453cm"><text:p><text:s text:c="5"/>EXI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6"/></text:p>
      <text:p text:style-name="P2"><draw:custom-shape text:anchor-type="paragraph" draw:z-index="7" draw:name="Shape8" draw:style-name="gr8" draw:text-style-name="P8" svg:width="2.304cm" svg:height="1.091cm" svg:x="11.287cm" svg:y="0.055cm"><text:p><text:s text:c="2"/>EXIT 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9" draw:text-style-name="P8" svg:width="3.641cm" svg:height="1.34cm" svg:x="14.344cm" svg:y="0.062cm"><text:p>MOTOR O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37"/></text:p>
      <text:p text:style-name="P2"><draw:custom-shape text:anchor-type="paragraph" draw:z-index="6" draw:name="Shape7" draw:style-name="gr7" draw:text-style-name="P8" svg:width="3.454cm" svg:height="0.779cm" svg:x="3.395cm" svg:y="0.258cm"><text:p><text:s/>PUMP O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33"/></text:p>
      <text:p text:style-name="P3"><draw:line text:anchor-type="paragraph" draw:z-index="29" draw:name="Shape28" draw:style-name="gr13" draw:text-style-name="P16" svg:x1="15.864cm" svg:y1="0.427cm" svg:x2="15.952cm" svg:y2="6.093cm"><text:p/></draw:line> <text:s text:c="30"/></text:p>
      <text:p text:style-name="P3"><draw:line text:anchor-type="paragraph" draw:z-index="26" draw:name="Shape25" draw:style-name="gr14" draw:text-style-name="P16" svg:x1="5.008cm" svg:y1="0.173cm" svg:x2="4.955cm" svg:y2="2.157cm"><text:p/></draw:line></text:p>
      <text:p text:style-name="P3"><text:s text:c="24"/></text:p>
      <text:p text:style-name="P2"><text:s text:c="34"/></text:p>
      <text:p text:style-name="P3"><text:s text:c="32"/></text:p>
      <text:p text:style-name="P3"><draw:custom-shape text:anchor-type="paragraph" draw:z-index="9" draw:name="Shape10" draw:style-name="gr10" draw:text-style-name="P8" svg:width="3.239cm" svg:height="0.934cm" svg:x="3.26cm" svg:y="0.039cm"><text:p><text:s/><text:span text:style-name="T5">PURIFI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/text:p>
      <text:p text:style-name="P3"><draw:line text:anchor-type="paragraph" draw:z-index="27" draw:name="Shape26" draw:style-name="gr14" draw:text-style-name="P16" svg:x1="4.796cm" svg:y1="0.485cm" svg:x2="4.743cm" svg:y2="1.894cm"><text:p/></draw:line></text:p>
      <text:p text:style-name="P3"><text:s/></text:p>
      <text:p text:style-name="P2"><text:s text:c="31"/></text:p>
      <text:p text:style-name="P2"><draw:custom-shape text:anchor-type="paragraph" draw:z-index="10" draw:name="Shape11" draw:style-name="gr11" draw:text-style-name="P14" svg:width="5.169cm" svg:height="0.997cm" svg:x="1.61cm" svg:y="0.434cm"><text:p text:style-name="P13"><text:span text:style-name="T5"><text:s/></text:span><text:span text:style-name="T5">STORAGE TANK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22"/></text:p>
      <text:p text:style-name="P2"><draw:custom-shape text:anchor-type="paragraph" draw:z-index="11" draw:name="Shape12" draw:style-name="gr12" draw:text-style-name="P15" svg:width="2.989cm" svg:height="3.238cm" svg:x="9.006cm" svg:y="2.976cm"><text:p><text:span text:style-name="T2">STOP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27" draw:style-name="gr14" draw:text-style-name="P16" svg:x1="4.708cm" svg:y1="1.224cm" svg:x2="9.007cm" svg:y2="4.32cm"><text:p/></draw:line><draw:line text:anchor-type="paragraph" draw:z-index="30" draw:name="Shape29" draw:style-name="gr14" draw:text-style-name="P16" svg:x1="15.952cm" svg:y1="1.224cm" svg:x2="11.994cm" svg:y2="4.179cm"><text:p/></draw:line> <text:s text:c="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20 30" svg:d="M10 0l-10 30h20z"/>
    <draw:marker draw:name="Arrowheads_20_3" draw:display-name="Arrowheads 3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42:16.470463331</meta:creation-date>
    <dc:date>2019-06-11T12:47:09.579592528</dc:date>
    <meta:editing-duration>PT11M3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7" meta:character-count="459" meta:non-whitespace-character-count="26"/>
  </office:meta>
</office:document-meta>
</file>